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7" style:family="graphic" style:parent-style-name="objectwithoutfill">
      <style:graphic-properties draw:marker-end="Arrowheads_20_3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3" style:family="graphic" style:parent-style-name="objectwithoutfill">
      <style:graphic-properties draw:marker-end="Arrowheads_20_18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6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7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38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2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3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355cm" fo:min-width="3.727cm"/>
      <style:paragraph-properties style:writing-mode="lr-tb"/>
    </style:style>
    <style:style style:name="gr46" style:family="graphic" style:parent-style-name="objectwithoutfill">
      <style:graphic-properties draw:marker-end="Arrowheads_20_30" draw:marker-end-width="0.3cm" draw:fill="none" draw:textarea-vertical-align="middle"/>
    </style:style>
    <style:style style:name="gr47" style:family="graphic" style:parent-style-name="objectwithoutfill">
      <style:graphic-properties draw:marker-end="Arrowheads_20_48" draw:marker-end-width="0.3cm" draw:fill="none" draw:textarea-vertical-align="middle"/>
    </style:style>
    <style:style style:name="gr48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50" style:family="graphic" style:parent-style-name="objectwithoutfill">
      <style:graphic-properties draw:marker-end="Arrowheads_20_34" draw:marker-end-width="0.3cm" draw:fill="none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5" style:family="graphic" style:parent-style-name="objectwithoutfill">
      <style:graphic-properties draw:marker-end="Arrowheads_20_55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7" style:family="graphic" style:parent-style-name="objectwithoutfill">
      <style:graphic-properties draw:marker-end="Arrowheads_20_58" draw:marker-end-width="0.3cm" draw:fill="none" draw:textarea-vertical-align="middle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60" style:family="graphic" style:parent-style-name="objectwithoutfill">
      <style:graphic-properties draw:marker-end="Arrowheads_20_75" draw:marker-end-width="0.3cm" draw:fill="none" draw:textarea-vertical-align="middle"/>
    </style:style>
    <style:style style:name="gr61" style:family="graphic" style:parent-style-name="objectwithoutfill">
      <style:graphic-properties draw:marker-end="Arrowheads_20_76" draw:marker-end-width="0.3cm" draw:fill="none" draw:textarea-vertical-align="middle"/>
    </style:style>
    <style:style style:name="gr62" style:family="graphic" style:parent-style-name="objectwithoutfill">
      <style:graphic-properties draw:marker-end="Arrowheads_20_77" draw:marker-end-width="0.3cm" draw:fill="none" draw:textarea-vertical-align="middle"/>
    </style:style>
    <style:style style:name="gr63" style:family="graphic" style:parent-style-name="objectwithoutfill">
      <style:graphic-properties draw:marker-end="Arrowheads_20_74" draw:marker-end-width="0.3cm" draw:fill="none" draw:textarea-vertical-align="middle"/>
      <style:paragraph-properties style:writing-mode="lr-tb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65" style:family="graphic" style:parent-style-name="objectwithoutfill">
      <style:graphic-properties draw:marker-end="Arrowheads_20_50" draw:marker-end-width="0.3cm" draw:fill="none" draw:textarea-vertical-align="middle"/>
    </style:style>
    <style:style style:name="gr66" style:family="graphic" style:parent-style-name="objectwithoutfill">
      <style:graphic-properties draw:marker-end="Arrowheads_20_51" draw:marker-end-width="0.3cm" draw:fill="none" draw:textarea-vertical-align="middle"/>
    </style:style>
    <style:style style:name="gr6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68" style:family="graphic" style:parent-style-name="objectwithoutfill">
      <style:graphic-properties draw:marker-end="Arrowheads_20_52" draw:marker-end-width="0.3cm" draw:fill="none" draw:textarea-vertical-align="middle"/>
    </style:style>
    <style:style style:name="gr69" style:family="graphic" style:parent-style-name="objectwithoutfill">
      <style:graphic-properties draw:marker-end="Arrowheads_20_53" draw:marker-end-width="0.3cm" draw:fill="none" draw:textarea-vertical-align="middle"/>
    </style:style>
    <style:style style:name="gr70" style:family="graphic" style:parent-style-name="objectwithoutfill">
      <style:graphic-properties draw:marker-end="Arrowheads_20_54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72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74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75" style:family="graphic" style:parent-style-name="objectwithoutfill">
      <style:graphic-properties draw:marker-end="Arrowheads_20_56" draw:marker-end-width="0.3cm" draw:fill="none" draw:textarea-vertical-align="middle"/>
    </style:style>
    <style:style style:name="gr76" style:family="graphic" style:parent-style-name="objectwithoutfill">
      <style:graphic-properties draw:marker-end="Arrowheads_20_57" draw:marker-end-width="0.3cm" draw:fill="none" draw:textarea-vertical-align="middle"/>
    </style:style>
    <style:style style:name="gr77" style:family="graphic" style:parent-style-name="objectwithoutfill">
      <style:graphic-properties draw:marker-end="Arrowheads_20_59" draw:marker-end-width="0.3cm" draw:fill="none" draw:textarea-vertical-align="middle"/>
    </style:style>
    <style:style style:name="gr78" style:family="graphic" style:parent-style-name="objectwithoutfill">
      <style:graphic-properties draw:marker-end="Arrowheads_20_60" draw:marker-end-width="0.3cm" draw:fill="none" draw:textarea-vertical-align="middle"/>
    </style:style>
    <style:style style:name="gr79" style:family="graphic" style:parent-style-name="objectwithoutfill">
      <style:graphic-properties draw:marker-end="Arrowheads_20_61" draw:marker-end-width="0.3cm" draw:fill="none" draw:textarea-vertical-align="middle"/>
    </style:style>
    <style:style style:name="gr80" style:family="graphic" style:parent-style-name="objectwithoutfill">
      <style:graphic-properties draw:marker-end="Arrowheads_20_62" draw:marker-end-width="0.3cm" draw:fill="none" draw:textarea-vertical-align="middle"/>
    </style:style>
    <style:style style:name="gr81" style:family="graphic" style:parent-style-name="objectwithoutfill">
      <style:graphic-properties draw:marker-end="Arrowheads_20_63" draw:marker-end-width="0.3cm" draw:fill="none" draw:textarea-vertical-align="middle"/>
    </style:style>
    <style:style style:name="gr82" style:family="graphic" style:parent-style-name="objectwithoutfill">
      <style:graphic-properties draw:marker-end="Arrowheads_20_66" draw:marker-end-width="0.3cm" draw:fill="none" draw:textarea-vertical-align="middle"/>
    </style:style>
    <style:style style:name="gr83" style:family="graphic" style:parent-style-name="objectwithoutfill">
      <style:graphic-properties draw:marker-end="Arrowheads_20_69" draw:marker-end-width="0.3cm" draw:fill="none" draw:textarea-vertical-align="middle"/>
    </style:style>
    <style:style style:name="gr84" style:family="graphic" style:parent-style-name="objectwithoutfill">
      <style:graphic-properties draw:marker-end="Arrowheads_20_70" draw:marker-end-width="0.3cm" draw:fill="none" draw:textarea-vertical-align="middle"/>
    </style:style>
    <style:style style:name="gr85" style:family="graphic" style:parent-style-name="objectwithoutfill">
      <style:graphic-properties draw:marker-end="Arrowheads_20_71" draw:marker-end-width="0.3cm" draw:fill="none" draw:textarea-vertical-align="middle"/>
    </style:style>
    <style:style style:name="gr86" style:family="graphic" style:parent-style-name="objectwithoutfill">
      <style:graphic-properties draw:marker-end="Arrowheads_20_72" draw:marker-end-width="0.3cm" draw:fill="none" draw:textarea-vertical-align="middle"/>
    </style:style>
    <style:style style:name="gr87" style:family="graphic" style:parent-style-name="objectwithoutfill">
      <style:graphic-properties draw:marker-end="Arrowheads_20_73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16" style:family="paragraph">
      <loext:graphic-properties draw:fill-color="#ffbf00"/>
      <style:paragraph-properties fo:text-align="center"/>
      <style:text-properties fo:font-size="10.5pt" style:font-size-asian="10.5pt" style:font-size-complex="10.5pt"/>
    </style:style>
    <style:style style:name="P17" style:family="paragraph">
      <style:text-properties fo:font-size="11pt"/>
    </style:style>
    <style:style style:name="P18" style:family="paragraph">
      <loext:graphic-properties draw:fill="none" draw:fill-color="#ffffff"/>
      <style:text-properties fo:font-size="11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9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5.052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23" draw:text-style-name="P2" draw:layer="layout" svg:width="2.109cm" svg:height="2.222cm" svg:x="9.202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1.477cm" svg:y1="6.08cm" svg:x2="13.382cm" svg:y2="6.08cm">
          <text:p/>
        </draw:line>
        <draw:line draw:style-name="gr25" draw:text-style-name="P5" draw:layer="layout" svg:x1="7.35cm" svg:y1="6.08cm" svg:x2="9.255cm" svg:y2="6.08cm">
          <text:p/>
        </draw:line>
        <draw:custom-shape draw:style-name="gr26" draw:text-style-name="P6" draw:layer="layout" svg:width="3.493cm" svg:height="3.175cm" svg:x="8.402cm" svg:y="8.62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5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8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82cm" svg:y1="3.222cm" svg:x2="7.915cm" svg:y2="5.127cm">
          <text:p/>
        </draw:line>
        <draw:frame draw:style-name="gr30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28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725cm" svg:y1="3.222cm" svg:x2="13.312cm" svg:y2="5.127cm">
          <text:p/>
        </draw:line>
        <draw:frame draw:style-name="gr30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32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custom-shape draw:style-name="gr34" draw:text-style-name="P2" draw:layer="layout" svg:width="4.127cm" svg:height="1.588cm" svg:x="12.36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8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28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9.126cm" svg:y1="13.922cm" svg:x2="10.713cm" svg:y2="15.827cm">
          <text:p/>
        </draw:line>
        <draw:frame draw:style-name="gr30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32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681cm" svg:y1="17.732cm" svg:x2="17.681cm" svg:y2="19.637cm">
          <text:p/>
        </draw:line>
        <draw:frame draw:style-name="gr30" draw:text-style-name="P1" draw:layer="layout" svg:width="4.445cm" svg:height="1.673cm" svg:x="13.224cm" svg:y="17.922cm">
          <draw:text-box>
            <text:p text:style-name="P7">Piece 2 TTL 0</text:p>
            <text:p text:style-name="P7"><text:s text:c="14"/><text:span text:style-name="T3">ACK</text:span></text:p>
          </draw:text-box>
        </draw:frame>
        <draw:line draw:style-name="gr33" draw:text-style-name="P5" draw:layer="layout" svg:x1="11.957cm" svg:y1="17.732cm" svg:x2="11.957cm" svg:y2="19.637cm">
          <text:p/>
        </draw:line>
        <draw:frame draw:style-name="gr30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5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6" draw:text-style-name="P5" draw:layer="layout" svg:x1="6.52cm" svg:y1="16.022cm" svg:x2="8.425cm" svg:y2="14.117cm">
          <text:p/>
        </draw:line>
        <draw:frame draw:style-name="gr4" draw:text-style-name="P8" draw:layer="layout" svg:width="2.608cm" svg:height="0.962cm" svg:x="4.424cm" svg:y="14.522cm">
          <draw:text-box>
            <text:p><text:span text:style-name="T3">NACK</text:span></text:p>
          </draw:text-box>
        </draw:frame>
        <draw:line draw:style-name="gr37" draw:text-style-name="P5" draw:layer="layout" svg:x1="8.302cm" svg:y1="5.445cm" svg:x2="10.207cm" svg:y2="3.54cm">
          <text:p/>
        </draw:line>
        <draw:line draw:style-name="gr38" draw:text-style-name="P5" draw:layer="layout" svg:x1="13.065cm" svg:y1="5.445cm" svg:x2="11.477cm" svg:y2="3.54cm">
          <text:p/>
        </draw:line>
        <draw:line draw:style-name="gr39" draw:text-style-name="P5" draw:layer="layout" svg:x1="14.017cm" svg:y1="8.937cm" svg:x2="14.017cm" svg:y2="7.032cm">
          <text:p/>
        </draw:line>
        <draw:frame draw:style-name="gr4" draw:text-style-name="P8" draw:layer="layout" svg:width="2.05cm" svg:height="0.962cm" svg:x="12.295cm" svg:y="7.522cm">
          <draw:text-box>
            <text:p><text:span text:style-name="T3">ACK</text:span></text:p>
          </draw:text-box>
        </draw:frame>
        <draw:line draw:style-name="gr39" draw:text-style-name="P5" draw:layer="layout" svg:x1="7.817cm" svg:y1="8.938cm" svg:x2="7.817cm" svg:y2="7.033cm">
          <text:p/>
        </draw:line>
        <draw:frame draw:style-name="gr4" draw:text-style-name="P8" draw:layer="layout" svg:width="2.05cm" svg:height="0.962cm" svg:x="7.795cm" svg:y="7.522cm">
          <draw:text-box>
            <text:p><text:span text:style-name="T3">ACK</text:span></text:p>
          </draw:text-box>
        </draw:frame>
        <draw:connector draw:style-name="gr40" draw:text-style-name="P5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1" draw:text-style-name="P5" draw:layer="layout" svg:x1="10.207cm" svg:y1="15.922cm" svg:x2="8.637cm" svg:y2="14.135cm">
          <text:p/>
        </draw:line>
        <draw:connector draw:style-name="gr42" draw:text-style-name="P5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8" draw:layer="layout" svg:width="4.445cm" svg:height="0.962cm" svg:x="14.826cm" svg:y="13.822cm">
          <draw:text-box>
            <text:p><text:span text:style-name="T3">ACK</text:span></text:p>
          </draw:text-box>
        </draw:frame>
        <draw:custom-shape draw:style-name="gr34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2.43cm" svg:y1="19.732cm" svg:x2="12.43cm" svg:y2="17.827cm">
          <text:p/>
        </draw:line>
        <draw:custom-shape draw:style-name="gr34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8.23cm" svg:y1="19.733cm" svg:x2="18.23cm" svg:y2="17.828cm">
          <text:p/>
        </draw:lin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7" draw:style-name="dp1" draw:master-page-name="Default">
        <draw:custom-shape draw:style-name="gr28" draw:text-style-name="P2" draw:layer="layout" svg:width="3.81cm" svg:height="1.587cm" svg:x="8.503cm" svg:y="1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003cm" svg:y="5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421cm" svg:y1="2.922cm" svg:x2="7.516cm" svg:y2="4.827cm">
          <text:p/>
        </draw:line>
        <draw:frame draw:style-name="gr44" draw:text-style-name="P1" draw:layer="layout" svg:width="6.281cm" svg:height="2.384cm" svg:x="2.574cm" svg:y="2.922cm">
          <draw:text-box>
            <text:p>Get Piece 1 TTL 1</text:p>
            <text:p><text:s text:c="13"/><text:span text:style-name="T3">TimeOut</text:span></text:p>
          </draw:text-box>
        </draw:frame>
        <draw:custom-shape draw:style-name="gr28" draw:text-style-name="P2" draw:layer="layout" svg:width="3.81cm" svg:height="1.587cm" svg:x="11.961cm" svg:y="5.14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6.032cm" svg:height="2.384cm" svg:x="12.03cm" svg:y="2.922cm">
          <draw:text-box>
            <text:p>Req Piece 1 TTL 2</text:p>
            <text:p><text:s text:c="2"/><text:span text:style-name="T3">Recv Piece 1</text:span></text:p>
          </draw:text-box>
        </draw:frame>
        <draw:custom-shape draw:style-name="gr34" draw:text-style-name="P2" draw:layer="layout" svg:width="4.127cm" svg:height="1.588cm" svg:x="11.961cm" svg:y="8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57cm" svg:y1="6.732cm" svg:x2="14.157cm" svg:y2="8.637cm">
          <text:p/>
        </draw:line>
        <draw:frame draw:style-name="gr4" draw:text-style-name="P1" draw:layer="layout" svg:width="4.445cm" svg:height="0.962cm" svg:x="14.3cm" svg:y="7.122cm">
          <draw:text-box>
            <text:p>Piece 1 TTL 1</text:p>
          </draw:text-box>
        </draw:frame>
        <draw:custom-shape draw:style-name="gr45" draw:text-style-name="P2" draw:layer="layout" svg:width="4.227cm" svg:height="1.605cm" svg:x="11.93cm" svg:y="12.177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82cm" svg:y1="10.232cm" svg:x2="14.182cm" svg:y2="12.137cm">
          <text:p/>
        </draw:line>
        <draw:frame draw:style-name="gr4" draw:text-style-name="P1" draw:layer="layout" svg:width="4.445cm" svg:height="0.962cm" svg:x="14.325cm" svg:y="10.622cm">
          <draw:text-box>
            <text:p>Piece 1 TTL 0</text:p>
          </draw:text-box>
        </draw:frame>
        <draw:custom-shape draw:style-name="gr28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Piece 1</text:span></text:p>
          </draw:text-box>
        </draw:frame>
        <draw:custom-shape draw:style-name="gr28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46" draw:text-style-name="P5" draw:layer="layout" svg:x1="10.942cm" svg:y1="21.032cm" svg:x2="10.942cm" svg:y2="23.255cm">
          <text:p/>
        </draw:line>
        <draw:line draw:style-name="gr47" draw:text-style-name="P5" draw:layer="layout" svg:x1="11.16cm" svg:y1="2.905cm" svg:x2="12.43cm" svg:y2="5.127cm">
          <text:p/>
        </draw:line>
        <draw:line draw:style-name="gr48" draw:text-style-name="P5" draw:layer="layout" svg:x1="12.747cm" svg:y1="5.127cm" svg:x2="11.477cm" svg:y2="2.905cm">
          <text:p/>
        </draw:line>
        <draw:line draw:style-name="gr39" draw:text-style-name="P5" draw:layer="layout" svg:x1="13.717cm" svg:y1="8.638cm" svg:x2="13.717cm" svg:y2="6.733cm">
          <text:p/>
        </draw:line>
        <draw:frame draw:style-name="gr4" draw:text-style-name="P8" draw:layer="layout" svg:width="2.05cm" svg:height="0.962cm" svg:x="11.995cm" svg:y="7.223cm">
          <draw:text-box>
            <text:p><text:span text:style-name="T3">ACK</text:span></text:p>
          </draw:text-box>
        </draw:frame>
        <draw:line draw:style-name="gr39" draw:text-style-name="P5" draw:layer="layout" svg:x1="13.717cm" svg:y1="12.139cm" svg:x2="13.717cm" svg:y2="10.234cm">
          <text:p/>
        </draw:line>
        <draw:frame draw:style-name="gr4" draw:text-style-name="P8" draw:layer="layout" svg:width="2.05cm" svg:height="0.962cm" svg:x="11.995cm" svg:y="10.724cm">
          <draw:text-box>
            <text:p><text:span text:style-name="T3">ACK</text:span></text:p>
          </draw:text-box>
        </draw:frame>
        <draw:line draw:style-name="gr33" draw:text-style-name="P5" draw:layer="layout" svg:x1="11.057cm" svg:y1="17.532cm" svg:x2="11.057cm" svg:y2="19.437cm">
          <text:p/>
        </draw:line>
        <draw:line draw:style-name="gr39" draw:text-style-name="P5" draw:layer="layout" svg:x1="10.617cm" svg:y1="19.438cm" svg:x2="10.617cm" svg:y2="17.533cm">
          <text:p/>
        </draw:line>
        <draw:line draw:style-name="gr39" draw:text-style-name="P5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19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109cm" svg:height="2.222cm" svg:x="10.102cm" svg:y="4.852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2.377cm" svg:y1="6.081cm" svg:x2="14.282cm" svg:y2="6.081cm">
          <text:p/>
        </draw:line>
        <draw:line draw:style-name="gr25" draw:text-style-name="P5" draw:layer="layout" svg:x1="8.25cm" svg:y1="6.081cm" svg:x2="10.155cm" svg:y2="6.081cm">
          <text:p/>
        </draw:line>
        <draw:custom-shape draw:style-name="gr49" draw:text-style-name="P6" draw:layer="layout" svg:width="3.493cm" svg:height="3.175cm" svg:x="9.302cm" svg:y="8.621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0" draw:text-style-name="P5" draw:layer="layout" svg:x1="11.042cm" svg:y1="8.62cm" svg:x2="11.042cm" svg:y2="7.032cm">
          <text:p/>
        </draw:line>
        <draw:frame draw:style-name="gr51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51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o VS UserInfo</text:span></text:p>
          </draw:text-box>
        </draw:frame>
      </draw:page>
      <draw:page draw:name="page10" draw:style-name="dp1" draw:master-page-name="Default">
        <draw:custom-shape draw:style-name="gr53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53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tart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58" draw:text-style-name="P10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3.453cm" svg:y="4.987cm">
          <text:p text:style-name="P11"><text:span text:style-name="T4">Accept Peer</text:span></text:p>
          <text:p text:style-name="P11"><text:span text:style-name="T4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1.7cm" svg:y="1.566cm">
          <text:p text:style-name="P11"><text:span text:style-name="T4">Create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" draw:layer="layout" svg:x1="4.492cm" svg:y1="5.058cm" svg:x2="3.857cm" svg:y2="4.106cm">
          <text:p/>
        </draw:line>
        <draw:line draw:style-name="gr61" draw:text-style-name="P5" draw:layer="layout" svg:x1="4.492cm" svg:y1="2.836cm" svg:x2="5.445cm" svg:y2="2.836cm">
          <text:p/>
        </draw:line>
        <draw:line draw:style-name="gr62" draw:text-style-name="P5" draw:layer="layout" svg:x1="6.715cm" svg:y1="3.788cm" svg:x2="5.762cm" svg:y2="5.058cm">
          <text:p/>
        </draw:line>
        <draw:custom-shape draw:style-name="gr59" draw:text-style-name="P11" draw:layer="layout" svg:width="2.857cm" svg:height="2.54cm" svg:x="5.5cm" svg:y="1.568cm">
          <text:p text:style-name="P11"><text:span text:style-name="T4">Send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4.81cm" svg:y1="9.186cm" svg:x2="4.81cm" svg:y2="7.598cm">
          <text:p/>
        </draw:line>
        <draw:frame draw:style-name="gr56" draw:text-style-name="P13" draw:layer="layout" svg:width="2.858cm" svg:height="1.073cm" svg:x="6.062cm" svg:y="7.032cm">
          <draw:text-box>
            <text:p text:style-name="P12"><text:span text:style-name="T4">Peer Handler</text:span></text:p>
          </draw:text-box>
        </draw:frame>
        <draw:custom-shape draw:style-name="gr64" draw:text-style-name="P10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9.129cm" svg:y="5.376cm">
          <text:p text:style-name="P11"><text:span text:style-name="T4">Find Non</text:span></text:p>
          <text:p text:style-name="P11"><text:span text:style-name="T4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5" draw:layer="layout" svg:x1="9.463cm" svg:y1="7.598cm" svg:x2="9.463cm" svg:y2="9.503cm">
          <text:p/>
        </draw:line>
        <draw:line draw:style-name="gr66" draw:text-style-name="P5" draw:layer="layout" svg:x1="11.686cm" svg:y1="9.503cm" svg:x2="11.686cm" svg:y2="7.598cm">
          <text:p/>
        </draw:line>
        <draw:custom-shape draw:style-name="gr67" draw:text-style-name="P11" draw:layer="layout" svg:width="2.858cm" svg:height="2.54cm" svg:x="13.908cm" svg:y="5.258cm">
          <text:p text:style-name="P11"><text:span text:style-name="T4">Connect </text:span></text:p>
          <text:p text:style-name="P11"><text:span text:style-name="T4">To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5" draw:layer="layout" svg:x1="11.786cm" svg:y1="5.993cm" svg:x2="14.008cm" svg:y2="5.993cm">
          <text:p/>
        </draw:line>
        <draw:line draw:style-name="gr69" draw:text-style-name="P5" draw:layer="layout" svg:x1="13.908cm" svg:y1="6.963cm" svg:x2="12.003cm" svg:y2="6.963cm">
          <text:p/>
        </draw:line>
        <draw:line draw:style-name="gr70" draw:text-style-name="P5" draw:layer="layout" svg:x1="6.08cm" svg:y1="10.525cm" svg:x2="9.137cm" svg:y2="10.525cm">
          <text:p/>
        </draw:line>
        <draw:frame draw:style-name="gr71" draw:text-style-name="P15" draw:layer="layout" svg:width="3.392cm" svg:height="1.587cm" svg:x="13.83cm" svg:y="10.525cm">
          <draw:text-box>
            <text:p text:style-name="P14"><text:span text:style-name="T4">BootStrping</text:span></text:p>
            <text:p text:style-name="P14"><text:span text:style-name="T4">And </text:span></text:p>
            <text:p text:style-name="P14"><text:span text:style-name="T4">Peer Discovery</text:span></text:p>
          </draw:text-box>
        </draw:frame>
        <draw:custom-shape draw:style-name="gr59" draw:text-style-name="P11" draw:layer="layout" svg:width="2.857cm" svg:height="2.54cm" svg:x="9.146cm" svg:y="9.187cm">
          <text:p text:style-name="P11"><text:span text:style-name="T4">Peer Asks</text:span></text:p>
          <text:p text:style-name="P11"><text:span text:style-name="T4">“</text:span><text:span text:style-name="T4">Bootstrap Peer” </text:span></text:p>
          <text:p text:style-name="P11"><text:span text:style-name="T4">For Other 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7.152cm" svg:y="10.717cm">
          <text:p text:style-name="P14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5.152cm" svg:y="12.417cm">
          <text:p text:style-name="P14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5.052cm" svg:y="8.217cm">
          <text:p text:style-name="P14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4.352cm" svg:y="4.117cm">
          <text:p text:style-name="P14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4.652cm" svg:y="2.017cm">
          <text:p text:style-name="P14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6.352cm" svg:y="4.217cm">
          <text:p text:style-name="P14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1.852cm" svg:y="8.217cm">
          <text:p text:style-name="P14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9.652cm" svg:y="8.217cm">
          <text:p text:style-name="P14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2.752cm" svg:y="7.117cm">
          <text:p text:style-name="P14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2.752cm" svg:y="6.117cm">
          <text:p text:style-name="P14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4cm" svg:height="2.223cm" svg:x="1.806cm" svg:y="17.147cm">
          <text:p text:style-name="P11"><text:span text:style-name="T4">Down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4.34cm" svg:y1="15.217cm" svg:x2="3.387cm" svg:y2="17.122cm">
          <text:p/>
        </draw:line>
        <draw:line draw:style-name="gr76" draw:text-style-name="P5" draw:layer="layout" svg:x1="5.292cm" svg:y1="15.535cm" svg:x2="6.245cm" svg:y2="17.322cm">
          <text:p/>
        </draw:line>
        <draw:custom-shape draw:style-name="gr74" draw:text-style-name="P11" xml:id="id4" draw:id="id4" draw:layer="layout" svg:width="2.54cm" svg:height="2.223cm" svg:x="3.706cm" svg:y="13.947cm">
          <text:p text:style-name="P11"><text:span text:style-name="T4">Ask User</text:span></text:p>
          <text:p text:style-name="P11"><text:span text:style-name="T4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5" draw:layer="layout" svg:x1="3.098cm" svg:y1="19.346cm" svg:x2="3.098cm" svg:y2="20.616cm">
          <text:p/>
        </draw:line>
        <draw:custom-shape draw:style-name="gr74" draw:text-style-name="P11" xml:id="id5" draw:id="id5" draw:layer="layout" svg:width="2.54cm" svg:height="2.223cm" svg:x="1.809cm" svg:y="20.648cm">
          <text:p text:style-name="P11"><text:span text:style-name="T4">Fetch File</text:span></text:p>
          <text:p text:style-name="P11"><text:span text:style-name="T4">From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2.509cm" svg:y="20.647cm">
          <text:p text:style-name="P11"><text:span text:style-name="T4">Select Finite</text:span></text:p>
          <text:p text:style-name="P11"><text:span text:style-name="T4">Connected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6.01cm" svg:y="20.647cm">
          <text:p text:style-name="P11"><text:span text:style-name="T4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5" draw:layer="layout" svg:x1="14.742cm" svg:y1="20.932cm" svg:x2="16.33cm" svg:y2="20.932cm">
          <text:p/>
        </draw:line>
        <draw:line draw:style-name="gr79" draw:text-style-name="P5" draw:layer="layout" svg:x1="16.33cm" svg:y1="22.52cm" svg:x2="14.742cm" svg:y2="22.52cm">
          <text:p/>
        </draw:line>
        <draw:line draw:style-name="gr80" draw:text-style-name="P5" draw:layer="layout" svg:x1="10.932cm" svg:y1="20.932cm" svg:x2="12.837cm" svg:y2="20.932cm">
          <text:p/>
        </draw:line>
        <draw:custom-shape draw:style-name="gr74" draw:text-style-name="P11" xml:id="id3" draw:id="id3" draw:layer="layout" svg:width="2.54cm" svg:height="2.223cm" svg:x="8.909cm" svg:y="20.647cm">
          <text:p text:style-name="P11"><text:span text:style-name="T4">Distribute File</text:span></text:p>
          <text:p text:style-name="P11"><text:span text:style-name="T4">Into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5" draw:layer="layout" svg:x1="12.837cm" svg:y1="22.52cm" svg:x2="11.25cm" svg:y2="22.52cm">
          <text:p/>
        </draw:line>
        <draw:line draw:style-name="gr77" draw:text-style-name="P5" draw:layer="layout" svg:x1="7.667cm" svg:y1="19.097cm" svg:x2="9.42cm" svg:y2="20.932cm">
          <text:p/>
        </draw:line>
        <draw:connector draw:style-name="gr82" draw:text-style-name="P5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74" draw:text-style-name="P11" draw:layer="layout" svg:width="2.54cm" svg:height="2.223cm" svg:x="5.21cm" svg:y="20.648cm">
          <text:p text:style-name="P11"><text:span text:style-name="T4">Ask</text:span></text:p>
          <text:p text:style-name="P11"><text:span text:style-name="T4">Connected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187cm" svg:y="24.207cm">
          <text:p text:style-name="P11"><text:span text:style-name="T4">Increase </text:span></text:p>
          <text:p text:style-name="P11"><text:span text:style-name="T4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5" draw:layer="layout" svg:x1="4.657cm" svg:y1="24.107cm" svg:x2="5.61cm" svg:y2="22.52cm">
          <text:p/>
        </draw:line>
        <draw:line draw:style-name="gr84" draw:text-style-name="P5" draw:layer="layout" svg:x1="6.245cm" svg:y1="22.837cm" svg:x2="5.292cm" svg:y2="24.425cm">
          <text:p/>
        </draw:line>
        <draw:line draw:style-name="gr85" draw:text-style-name="P5" draw:layer="layout" svg:x1="4.34cm" svg:y1="21.25cm" svg:x2="5.292cm" svg:y2="21.25cm">
          <text:p/>
        </draw:line>
        <draw:line draw:style-name="gr86" draw:text-style-name="P5" draw:layer="layout" svg:x1="5.292cm" svg:y1="22.202cm" svg:x2="4.34cm" svg:y2="22.202cm">
          <text:p/>
        </draw:line>
        <draw:connector draw:style-name="gr87" draw:text-style-name="P5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74" draw:text-style-name="P11" draw:layer="layout" svg:width="2.54cm" svg:height="2.223cm" svg:x="5.808cm" svg:y="17.147cm">
          <text:p text:style-name="P11"><text:span text:style-name="T4">Up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3.052cm" svg:y="15.717cm">
          <text:p text:style-name="P14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5.952cm" svg:y="15.817cm">
          <text:p text:style-name="P14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3.252cm" svg:y="19.517cm">
          <text:p text:style-name="P14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8.452cm" svg:y="19.217cm">
          <text:p text:style-name="P14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5.052cm" svg:y="20.117cm">
          <text:p text:style-name="P14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1.752cm" svg:y="22.617cm">
          <text:p text:style-name="P14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1.552cm" svg:y="20.117cm">
          <text:p text:style-name="P14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4.352cm" svg:y="22.417cm">
          <text:p text:style-name="P14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4.352cm" svg:y="20.517cm">
          <text:p text:style-name="P14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5.252cm" svg:y="22.617cm">
          <text:p text:style-name="P14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4.152cm" svg:y="23.217cm">
          <text:p text:style-name="P14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6.052cm" svg:y="23.117cm">
          <text:p text:style-name="P14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0.352cm" svg:y="16.817cm">
          <text:p text:style-name="P14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0.552cm" svg:y="16.817cm">
          <text:p text:style-name="P14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8" draw:layer="layout" svg:width="5.68cm" svg:height="0.683cm" svg:x="14.4cm" svg:y="26.082cm">
          <draw:text-box>
            <text:p text:style-name="P17">User Interface Managment</text:p>
          </draw:text-box>
        </draw:frame>
      </draw:page>
      <draw:page draw:name="page12" draw:style-name="dp1" draw:master-page-name="Default">
        <draw:custom-shape draw:style-name="gr72" draw:text-style-name="P16" draw:layer="layout" svg:width="0.635cm" svg:height="0.635cm" svg:x="1.052cm" svg:y="26.217cm">
          <text:p text:style-name="P14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25.117cm">
          <text:p text:style-name="P14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24.017cm">
          <text:p text:style-name="P14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22.917cm">
          <text:p text:style-name="P14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21.817cm">
          <text:p text:style-name="P14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20.717cm">
          <text:p text:style-name="P14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9.617cm">
          <text:p text:style-name="P14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8.517cm">
          <text:p text:style-name="P14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7.417cm">
          <text:p text:style-name="P14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6.317cm">
          <text:p text:style-name="P14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5.217cm">
          <text:p text:style-name="P14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4.117cm">
          <text:p text:style-name="P14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3.017cm">
          <text:p text:style-name="P14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1.917cm">
          <text:p text:style-name="P14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0.817cm">
          <text:p text:style-name="P14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9.717cm">
          <text:p text:style-name="P14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8.617cm">
          <text:p text:style-name="P14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7.517cm">
          <text:p text:style-name="P14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6.417cm">
          <text:p text:style-name="P14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5.317cm">
          <text:p text:style-name="P14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4.217cm">
          <text:p text:style-name="P14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3.117cm">
          <text:p text:style-name="P14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2.117cm">
          <text:p text:style-name="P14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6" draw:layer="layout" svg:width="0.635cm" svg:height="0.635cm" svg:x="1.052cm" svg:y="1.117cm">
          <text:p text:style-name="P14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20" draw:layer="layout" svg:width="8.573cm" svg:height="0.952cm" svg:x="1.587cm" svg:y="0.965cm">
          <draw:text-box>
            <text:p text:style-name="P19"><text:span text:style-name="T5">Start BootStrap Thread Event</text:span></text:p>
          </draw:text-box>
        </draw:frame>
        <draw:frame draw:style-name="gr89" draw:text-style-name="P20" draw:layer="layout" svg:width="8.573cm" svg:height="0.952cm" svg:x="1.588cm" svg:y="1.965cm">
          <draw:text-box>
            <text:p text:style-name="P19"><text:span text:style-name="T5">Start User Handler Thread Event</text:span></text:p>
          </draw:text-box>
        </draw:frame>
        <draw:frame draw:style-name="gr90" draw:text-style-name="P20" draw:layer="layout" svg:width="14.586cm" svg:height="0.839cm" svg:x="1.589cm" svg:y="3.065cm">
          <draw:text-box>
            <text:p text:style-name="P19"><text:span text:style-name="T5">Start Peer Request Hander Thread Event</text:span></text:p>
          </draw:text-box>
        </draw:frame>
        <draw:frame draw:style-name="gr91" draw:text-style-name="P20" draw:layer="layout" svg:width="11.093cm" svg:height="0.839cm" svg:x="1.589cm" svg:y="4.165cm">
          <draw:text-box>
            <text:p text:style-name="P19"><text:span text:style-name="T5">Request Packet Validation Success Event</text:span></text:p>
          </draw:text-box>
        </draw:frame>
        <draw:frame draw:style-name="gr89" draw:text-style-name="P20" draw:layer="layout" svg:width="8.573cm" svg:height="0.952cm" svg:x="1.59cm" svg:y="5.165cm">
          <draw:text-box>
            <text:p text:style-name="P19"><text:span text:style-name="T5">Reply packet created Event</text:span></text:p>
          </draw:text-box>
        </draw:frame>
        <draw:frame draw:style-name="gr89" draw:text-style-name="P20" draw:layer="layout" svg:width="12.361cm" svg:height="0.952cm" svg:x="1.591cm" svg:y="6.265cm">
          <draw:text-box>
            <text:p text:style-name="P19"><text:span text:style-name="T5">Reply packet send Failure/Success Event</text:span></text:p>
          </draw:text-box>
        </draw:frame>
        <draw:frame draw:style-name="gr89" draw:text-style-name="P20" draw:layer="layout" svg:width="12.361cm" svg:height="0.952cm" svg:x="1.592cm" svg:y="7.365cm">
          <draw:text-box>
            <text:p text:style-name="P19"><text:span text:style-name="T5">User Selected Download File Event</text:span></text:p>
          </draw:text-box>
        </draw:frame>
        <draw:frame draw:style-name="gr89" draw:text-style-name="P20" draw:layer="layout" svg:width="12.361cm" svg:height="0.952cm" svg:x="1.593cm" svg:y="8.565cm">
          <draw:text-box>
            <text:p text:style-name="P19"><text:span text:style-name="T5">User Selected Upload File Event</text:span></text:p>
          </draw:text-box>
        </draw:frame>
        <draw:frame draw:style-name="gr89" draw:text-style-name="P20" draw:layer="layout" svg:width="15.851cm" svg:height="0.952cm" svg:x="1.594cm" svg:y="9.665cm">
          <draw:text-box>
            <text:p text:style-name="P19"><text:span text:style-name="T5">File MetaData Retrieved from disk and ready to Gather Event</text:span></text:p>
          </draw:text-box>
        </draw:frame>
        <draw:frame draw:style-name="gr89" draw:text-style-name="P20" draw:layer="layout" svg:width="15.851cm" svg:height="0.952cm" svg:x="1.595cm" svg:y="10.765cm">
          <draw:text-box>
            <text:p text:style-name="P19"><text:span text:style-name="T5">File MetaData stored to disk and ready to Disperse Event</text:span></text:p>
          </draw:text-box>
        </draw:frame>
        <draw:frame draw:style-name="gr89" draw:text-style-name="P20" draw:layer="layout" svg:width="15.851cm" svg:height="0.952cm" svg:x="1.596cm" svg:y="11.765cm">
          <draw:text-box>
            <text:p text:style-name="P19"><text:span text:style-name="T5">Piece Table is Valid and Non Expired Event</text:span></text:p>
          </draw:text-box>
        </draw:frame>
        <draw:frame draw:style-name="gr89" draw:text-style-name="P20" draw:layer="layout" svg:width="15.851cm" svg:height="0.952cm" svg:x="1.597cm" svg:y="12.865cm">
          <draw:text-box>
            <text:p text:style-name="P19"><text:span text:style-name="T5">Piece Retrieve Perminant Failure/ Success Event</text:span></text:p>
          </draw:text-box>
        </draw:frame>
        <draw:frame draw:style-name="gr89" draw:text-style-name="P20" draw:layer="layout" svg:width="15.851cm" svg:height="0.952cm" svg:x="1.598cm" svg:y="14.065cm">
          <draw:text-box>
            <text:p text:style-name="P19"><text:span text:style-name="T5">Piece Selected to send Event</text:span></text:p>
          </draw:text-box>
        </draw:frame>
        <draw:frame draw:style-name="gr89" draw:text-style-name="P20" draw:layer="layout" svg:width="15.851cm" svg:height="0.952cm" svg:x="1.599cm" svg:y="15.165cm">
          <draw:text-box>
            <text:p text:style-name="P19"><text:span text:style-name="T5">Piece Sending and Redudancy Ensured Event</text:span></text:p>
          </draw:text-box>
        </draw:frame>
        <draw:frame draw:style-name="gr89" draw:text-style-name="P20" draw:layer="layout" svg:width="15.851cm" svg:height="0.952cm" svg:x="1.6cm" svg:y="16.165cm">
          <draw:text-box>
            <text:p text:style-name="P19"><text:span text:style-name="T5">Peers are selected to send current piece Event</text:span></text:p>
          </draw:text-box>
        </draw:frame>
        <draw:frame draw:style-name="gr89" draw:text-style-name="P20" draw:layer="layout" svg:width="15.851cm" svg:height="0.952cm" svg:x="1.601cm" svg:y="17.265cm">
          <draw:text-box>
            <text:p text:style-name="P19"><text:span text:style-name="T5">Piece Sending Success or Failure Event</text:span></text:p>
          </draw:text-box>
        </draw:frame>
        <draw:frame draw:style-name="gr89" draw:text-style-name="P20" draw:layer="layout" svg:width="15.851cm" svg:height="0.952cm" svg:x="1.602cm" svg:y="18.365cm">
          <draw:text-box>
            <text:p text:style-name="P19"><text:span text:style-name="T5">TTL Increase Success or Failure Event</text:span></text:p>
          </draw:text-box>
        </draw:frame>
        <draw:frame draw:style-name="gr89" draw:text-style-name="P20" draw:layer="layout" svg:width="15.851cm" svg:height="0.952cm" svg:x="1.603cm" svg:y="19.465cm">
          <draw:text-box>
            <text:p text:style-name="P19"><text:span text:style-name="T5">TTL Increase Needed Event</text:span></text:p>
          </draw:text-box>
        </draw:frame>
        <draw:frame draw:style-name="gr89" draw:text-style-name="P20" draw:layer="layout" svg:width="15.851cm" svg:height="0.952cm" svg:x="1.604cm" svg:y="20.565cm">
          <draw:text-box>
            <text:p text:style-name="P19"><text:span text:style-name="T5">File Sending Success Event</text:span></text:p>
          </draw:text-box>
        </draw:frame>
        <draw:frame draw:style-name="gr89" draw:text-style-name="P20" draw:layer="layout" svg:width="15.851cm" svg:height="0.952cm" svg:x="1.605cm" svg:y="21.765cm">
          <draw:text-box>
            <text:p text:style-name="P19"><text:span text:style-name="T5">File Retreval Sucess/ Partial Sucess / Failure Event</text:span></text:p>
          </draw:text-box>
        </draw:frame>
        <draw:frame draw:style-name="gr89" draw:text-style-name="P20" draw:layer="layout" svg:width="15.851cm" svg:height="0.952cm" svg:x="1.606cm" svg:y="22.765cm">
          <draw:text-box>
            <text:p text:style-name="P19"><text:span text:style-name="T5">Catastrophic Failure in connection management Event</text:span></text:p>
          </draw:text-box>
        </draw:frame>
        <draw:frame draw:style-name="gr89" draw:text-style-name="P20" draw:layer="layout" svg:width="15.851cm" svg:height="0.952cm" svg:x="1.607cm" svg:y="23.965cm">
          <draw:text-box>
            <text:p text:style-name="P19"><text:span text:style-name="T5">Catastrophic Failure in connection management Event</text:span></text:p>
          </draw:text-box>
        </draw:frame>
        <draw:frame draw:style-name="gr89" draw:text-style-name="P20" draw:layer="layout" svg:width="15.851cm" svg:height="0.952cm" svg:x="1.608cm" svg:y="24.965cm">
          <draw:text-box>
            <text:p text:style-name="P19"><text:span text:style-name="T5">Connection Failure/ Success Event</text:span></text:p>
          </draw:text-box>
        </draw:frame>
        <draw:frame draw:style-name="gr89" draw:text-style-name="P20" draw:layer="layout" svg:width="15.851cm" svg:height="0.952cm" svg:x="1.609cm" svg:y="26.065cm">
          <draw:text-box>
            <text:p text:style-name="P19"><text:span text:style-name="T5">Found Non-Connected Peer Ev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08-06T17:58:43.567257884</dc:date>
    <meta:editing-duration>PT2H16M11S</meta:editing-duration>
    <meta:editing-cycles>13</meta:editing-cycles>
    <meta:generator>LibreOffice/7.1.4.2$Linux_X86_64 LibreOffice_project/10$Build-2</meta:generator>
    <meta:document-statistic meta:object-count="26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